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officeooo:paragraph-rsid="0015d196"/>
    </style:style>
    <style:style style:name="P2" style:family="paragraph" style:parent-style-name="Text_20_body_20_indent_20_Organon" style:list-style-name="L1">
      <style:text-properties officeooo:paragraph-rsid="0015d196"/>
    </style:style>
    <style:style style:name="P3" style:family="paragraph" style:parent-style-name="Text_20_body_20_indent_20_Organon" style:list-style-name="L2">
      <style:text-properties officeooo:paragraph-rsid="0015d19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d196"/>
    </style:style>
    <style:style style:name="T3" style:family="text">
      <style:text-properties fo:language="en" fo:country="US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7">
        <text:h text:style-name="Heading_20_3" text:outline-level="3">Design</text:h>
        <text:p text:style-name="P1"><text:bookmark text:name="result_box"/><text:span text:style-name="T1">The </text:span><text:span text:style-name="T2">design</text:span><text:span text:style-name="T1"> setting </text:span><text:span text:style-name="T2">has</text:span><text:span text:style-name="T1"> three columns:</text:span></text:p>
        <text:list xml:id="list6354918213051142216" text:style-name="L1">
          <text:list-item>
            <text:p text:style-name="P2"><text:span text:style-name="T1">Color Selection</text:span></text:p>
          </text:list-item>
          <text:list-item>
            <text:p text:style-name="P2"><text:span text:style-name="T1">Selection of the design</text:span></text:p>
          </text:list-item>
          <text:list-item>
            <text:p text:style-name="P2"><text:span text:style-name="T1">Managing designs<text:line-break/></text:span></text:p>
          </text:list-item>
        </text:list>
        <text:p text:style-name="P1"><text:span text:style-name="T1"><text:line-break/>In the column with the color picker, the colors can be customized for each entry. The change is not permanent and is lost with the selection of a design or closing of Office.<text:line-break/>To save the edit, a new design has to be created. </text:span><text:span text:style-name="T2">Therefor</text:span><text:span text:style-name="T1"> add a name </text:span><text:span text:style-name="T2">in the textbox which </text:span><text:span text:style-name="T1">does not exist and choose "New Design".<text:line-break/><text:line-break/>In the middle column, the designs are switched. Changes are immediately visible.<text:line-break/><text:line-break/>In the right column, the designs are managed:<text:line-break/><text:line-break/></text:span></text:p>
        <text:list xml:id="list8464643396105934095" text:style-name="L2">
          <text:list-item>
            <text:p text:style-name="P3"><text:span text:style-name="T3">New design</text:span><text:span text:style-name="T1"> creates a new design </text:span><text:span text:style-name="T2">from</text:span><text:span text:style-name="T1"> the current color</text:span><text:span text:style-name="T2">s</text:span><text:span text:style-name="T1">. To create a new design,</text:span><text:span text:style-name="T2"> any other </text:span><text:span text:style-name="T1">can be selected and changed. (</text:span><text:span text:style-name="T2">T</text:span><text:span text:style-name="T1">he changes are not saved </text:span><text:span text:style-name="T2">to</text:span><text:span text:style-name="T1"> the selected design). Only with the creation of a new design the changes </text:span><text:span text:style-name="T2">get </text:span><text:span text:style-name="T1">permanent.</text:span></text:p>
          </text:list-item>
          <text:list-item>
            <text:p text:style-name="P3"><text:span text:style-name="T3">Delete</text:span><text:span text:style-name="T1">: Deletes the selected design.</text:span></text:p>
          </text:list-item>
          <text:list-item>
            <text:p text:style-name="P3"><text:span text:style-name="T3">Export</text:span><text:span text:style-name="T1">: Exports a .json file with any name to any location. The file can be used as a backup or for sharing with other Office installations, </text:span><text:span text:style-name="T2">for example to exchange designs between</text:span><text:span text:style-name="T1"> the laptop and desktop computer. </text:span><text:span text:style-name="T2">F</text:span><text:span text:style-name="T1">ile</text:span><text:span text:style-name="T2">s</text:span><text:span text:style-name="T1"> can be exchanged between LO and OO.</text:span></text:p>
          </text:list-item>
          <text:list-item>
            <text:p text:style-name="P3"><text:span text:style-name="T3">Import</text:span><text:span text:style-name="T1">: Imports a .json design file. Designs with the same name are checked for their compliance. With complete equality the design is not imported, </text:span><text:span text:style-name="T2">a</text:span><text:span text:style-name="T1"> file with the suffix "_old" is otherwise provided.</text:span> 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16:18:00.662000000</dc:date>
    <meta:editing-duration>P0D</meta:editing-duration>
    <meta:editing-cycles>1</meta:editing-cycles>
    <meta:document-statistic meta:table-count="0" meta:image-count="0" meta:object-count="0" meta:page-count="1" meta:paragraph-count="10" meta:word-count="227" meta:character-count="1272" meta:non-whitespace-character-count="1055"/>
    <meta:generator>LibreOffice/4.3.5.2$Windows_x86 LibreOffice_project/3a87456aaa6a95c63eea1c1b3201acedf0751bd5</meta:generator>
  </office:meta>
</office:document-meta>
</file>